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1e7" officeooo:paragraph-rsid="001cc1e7"/>
    </style:style>
    <style:style style:name="P2" style:family="paragraph" style:parent-style-name="Standard">
      <style:text-properties officeooo:rsid="001cc1e7" officeooo:paragraph-rsid="001dcaf7"/>
    </style:style>
    <style:style style:name="T1" style:family="text">
      <style:text-properties officeooo:rsid="001dc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ified sampling code</text:p>
      <text:p text:style-name="P1"/>
      <text:p text:style-name="P1">#Read the fish dataset in R</text:p>
      <text:p text:style-name="P1">fish &lt;- read.table("final_alignment.phylip")</text:p>
      <text:p text:style-name="P1">library(tidyverse)</text:p>
      <text:p text:style-name="P1">library(ape)</text:p>
      <text:p text:style-name="P1">library(phylotools)</text:p>
      <text:p text:style-name="P1">#Rename columns</text:p>
      <text:p text:style-name="P1">colnames(fish) &lt;- c("species_name","seq")</text:p>
      <text:p text:style-name="P1">#Extract CO1 nucleotides</text:p>
      <text:p text:style-name="P1">fishCO1 &lt;- substr(fish$seq,2292,2973)</text:p>
      <text:p text:style-name="P1">#Check the class of fishCO1 dataset</text:p>
      <text:p text:style-name="P1">class(fishCO1)</text:p>
      <text:p text:style-name="P1">#Convert to dataframe</text:p>
      <text:p text:style-name="P1">fishCO1 &lt;- data.frame(fishCO1)</text:p>
      <text:p text:style-name="P1">#Check the converted dataset</text:p>
      <text:p text:style-name="P1">class(fishCO1)</text:p>
      <text:p text:style-name="P1">#Bind the column "species name" to the fishCO1 dataframe</text:p>
      <text:p text:style-name="P1">fishCO1_with_speciesname &lt;- cbind(fish$species_name,fishCO1)</text:p>
      <text:p text:style-name="P1">#Replace "-" with nothing </text:p>
      <text:p text:style-name="P1">df_0 &lt;- gsub('-','',fishCO1_with_speciesname$fishCO1)</text:p>
      <text:p text:style-name="P1">#Convert to dataframe</text:p>
      <text:p text:style-name="P1">df_0 &lt;- as.data.frame(df_0)</text:p>
      <text:p text:style-name="P1">#Bind the colum "species name" of fish dataset with new dataframe</text:p>
      <text:p text:style-name="P1">df_1 &lt;- cbind(fish$species_name,df_0)</text:p>
      <text:p text:style-name="P1">#Remove rows with empty sequences</text:p>
      <text:p text:style-name="P1">df_2 &lt;- subset(df_1, df_1$df_0 != "")</text:p>
      <text:p text:style-name="P1">fishsamplefull_co1_with_speciesname &lt;- df_2</text:p>
      <text:p text:style-name="P1">#Convert to phylip format to be used in EPA</text:p>
      <text:p text:style-name="P1">#dat2phylip(fishsamplefull_co1_with_speciesname,outfile= "fishsamplefull_co1_with_speciesname.phy")</text:p>
      <text:p text:style-name="P1">#Rename column names</text:p>
      <text:p text:style-name="P1">colnames(df_2) &lt;- c("species_name","seq")</text:p>
      <text:p text:style-name="P1">#Keep only rows with sequences</text:p>
      <text:p text:style-name="P1">fish_multigene &lt;- merge(fish,df_2, by= "species_name")</text:p>
      <text:p text:style-name="P1">#New dataframe with first two columns</text:p>
      <text:p text:style-name="P1">fish_multigene &lt;- fish_multigene[, 1:2]</text:p>
      <text:p text:style-name="P1">#Rename columns</text:p>
      <text:p text:style-name="P1">colnames(fish_multigene) &lt;- c("species_name","seq")</text:p>
      <text:p text:style-name="P1"/>
      <text:p text:style-name="P1">#Extract the range of COI gene to be used in EPA</text:p>
      <text:p text:style-name="P1">fishsamplefull_co1 &lt;- substr(fish_multigene$seq,2292,2973)</text:p>
      <text:p text:style-name="P1">#Check the class</text:p>
      <text:p text:style-name="P1">class(fishsamplefull_co1)</text:p>
      <text:p text:style-name="P1">#Convert to dataframe</text:p>
      <text:p text:style-name="P1">fishsamplefull_co1 &lt;- data.frame(fishsamplefull_co1)</text:p>
      <text:p text:style-name="P1">#Check the class</text:p>
      <text:p text:style-name="P1">class(fishsamplefull_co1)</text:p>
      <text:p text:style-name="P1">#Combine columns of COI dataframe and fishsample100 dataframe to get the sepecies name</text:p>
      <text:p text:style-name="P1"><text:soft-page-break/>fishsamplefull_co1_with_speciesname &lt;- cbind(fish_multigene$species_name,fishsamplefull_co1)</text:p>
      <text:p text:style-name="P1">#Assign column names</text:p>
      <text:p text:style-name="P1">colnames(fishsamplefull_co1_with_speciesname) &lt;- c("species_name","seq")</text:p>
      <text:p text:style-name="P1">#rename species name without the "_" <text:s/></text:p>
      <text:p text:style-name="P1">renamed_columns &lt;- gsub('_',' ',fishsamplefull_co1_with_speciesname$species_name)</text:p>
      <text:p text:style-name="P1">#Convert to dataframe</text:p>
      <text:p text:style-name="P1">renamed_columns &lt;- as.data.frame(rename_columns)</text:p>
      <text:p text:style-name="P1">#Bind the colum "species name" of fish dataset with new dataframe</text:p>
      <text:p text:style-name="P1">new_df &lt;- cbind(renamed_columns,fishsamplefull_co1_with_speciesname$seq)</text:p>
      <text:p text:style-name="P1">colnames(new_df) &lt;- c("species_name","seq")</text:p>
      <text:p text:style-name="P1">#Convert to phylip format</text:p>
      <text:p text:style-name="P1">#dat2phylip(fishsamplefull_co1_with_speciesname,outfile= "fishsamplefull_co1_with_speciesname.phy")</text:p>
      <text:p text:style-name="P1"/>
      <text:p text:style-name="P1">family_details &lt;- read.csv("PFC_taxonomy.csv")</text:p>
      <text:p text:style-name="P1">names(family_details)</text:p>
      <text:p text:style-name="P1">df_family &lt;- family_details[,c("family","genus.species")]</text:p>
      <text:p text:style-name="P1">colnames(df_family) &lt;- c("family","species_name")</text:p>
      <text:p text:style-name="P1"/>
      <text:p text:style-name="P1">df_merged_family &lt;- merge(new_df,df_family, by="species_name")</text:p>
      <text:p text:style-name="P1">table(df_merged_family$family)</text:p>
      <text:p text:style-name="P1">length(unique(df_merged_family$family))</text:p>
      <text:p text:style-name="P1">max(table(df_merged_family$family))</text:p>
      <text:p text:style-name="P1"/>
      <text:p text:style-name="P1">tbl &lt;- df_merged_family %&gt;% </text:p>
      <text:p text:style-name="P1"><text:s text:c="2"/>group_by(family) %&gt;% </text:p>
      <text:p text:style-name="P1"><text:s text:c="2"/>count(family) %&gt;% </text:p>
      <text:p text:style-name="P1"><text:s text:c="2"/>arrange(desc(n))</text:p>
      <text:p text:style-name="P1"/>
      <text:p text:style-name="P1">round((tbl$n)*(20/100))</text:p>
      <text:p text:style-name="P1">round((tbl$n)*(40/100))</text:p>
      <text:p text:style-name="P1">round((tbl$n)*(60/100)) <text:s/></text:p>
      <text:p text:style-name="P1">round((tbl$n)*(80/100))</text:p>
      <text:p text:style-name="P1"/>
      <text:p text:style-name="P1">library(splitstackshape)</text:p>
      <text:p text:style-name="P2">outdf_80 &lt;- stratified(df_merged_family, "family", .8,<text:span text:style-name="T1">replace = FALSE</text:span>)</text:p>
      <text:p text:style-name="P2">outdf_60 &lt;- stratified(df_merged_family, "family", .6,<text:span text:style-name="T1">replace = FALSE</text:span>)</text:p>
      <text:p text:style-name="P2">outdf_40 &lt;- stratified(df_merged_family, "family", .4,<text:span text:style-name="T1">replace = FALSE</text:span>)</text:p>
      <text:p text:style-name="P2">outdf_20 &lt;- stratified(df_merged_family, "family", .2,<text:span text:style-name="T1">replace = FALSE</text:span>) </text:p>
      <text:p text:style-name="P1">#sequential dropping</text:p>
      <text:p text:style-name="P2">outdf_60_1 &lt;- stratified(outdf_80, "family", 60/80,<text:span text:style-name="T1">replace = FALSE</text:span>)</text:p>
      <text:p text:style-name="P2">outdf_40_1 &lt;- stratified(outdf_60_1, "family", 40/60,<text:span text:style-name="T1">replace = FALSE</text:span>)</text:p>
      <text:p text:style-name="P2">outdf_20_1 &lt;- stratified(outdf_40_1, "family", 20/40,<text:span text:style-name="T1">replace = FALSE</text:span>)</text:p>
      <text:p text:style-name="P1">class(outdf_20_1)</text:p>
      <text:p text:style-name="P1">dat2phylip(outdf_20_1,outfile= "strat_20_1.phy")</text:p>
      <text:p text:style-name="P1">data &lt;- replicate(10,stratified(outdf_80, "family", 60/80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3:46:15.568441009</meta:creation-date>
    <dc:date>2021-04-01T03:52:22.886327575</dc:date>
    <meta:editing-duration>PT1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86" meta:word-count="318" meta:character-count="3489" meta:non-whitespace-character-count="3242"/>
  </office:meta>
</office:document-meta>
</file>